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9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2" style:family="paragraph" style:parent-style-name="Footnote">
      <style:text-properties fo:font-size="13pt" style:font-size-asian="13pt" style:font-size-complex="13pt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5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7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Table_20_Contents" style:list-style-name="L6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9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6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6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3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4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7" style:family="paragraph" style:parent-style-name="Text_20_body" style:list-style-name="L49">
      <style:paragraph-properties fo:margin-top="0cm" fo:margin-bottom="0cm" fo:line-height="100%" style:writing-mode="lr-tb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0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1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2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3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4" style:family="paragraph" style:parent-style-name="Text_20_body" style:list-style-name="L6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5" style:family="paragraph" style:parent-style-name="Text_20_body" style:list-style-name="L6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6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2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9">[38] res free# JVEMV6 37#23_X / 37. miscs / 23. CO2 / 20200608_172831</text:p>
      <text:p text:style-name="P6"/>
      <text:p text:style-name="P5">[do] <text:span text:style-name="T4">#_ </text:span></text:p>
      <text:list xml:id="list1154696237092018232" text:style-name="L62">
        <text:list-item>
          <text:p text:style-name="P72">REVIEW </text:p>
        </text:list-item>
        <text:list-item>
          <text:p text:style-name="P72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9"/>
          </table:table-cell>
        </table:table-row>
      </table:table>
      <text:list xml:id="list37603898" text:continue-numbering="true" text:style-name="L62">
        <text:list-item>
          <text:list>
            <text:list-item>
              <text:p text:style-name="P72">==&gt; COMP</text:p>
            </text:list-item>
          </text:list>
        </text:list-item>
        <text:list-item>
          <text:p text:style-name="P72"/>
        </text:list-item>
      </text:list>
      <text:p text:style-name="P5"/>
      <text:p text:style-name="P5">[next]</text:p>
      <text:list xml:id="list190912460545793137" text:style-name="L63">
        <text:list-item>
          <text:p text:style-name="P73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9"/>
          </table:table-cell>
        </table:table-row>
      </table:table>
      <text:list xml:id="list37628147" text:continue-numbering="true" text:style-name="L63">
        <text:list-item>
          <text:p text:style-name="P73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9">[39] res free# JVEMV6 37#23_X / 37. miscs / 23. CO2 / 20200609_171220</text:p>
      <text:p text:style-name="P6"/>
      <text:p text:style-name="P5">[do] <text:span text:style-name="T4">#_ </text:span></text:p>
      <text:list xml:id="list2373453536717893452" text:style-name="L51">
        <text:list-item>
          <text:p text:style-name="P62">REVIEW </text:p>
        </text:list-item>
        <text:list-item>
          <text:p text:style-name="P62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9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7618056" text:continue-numbering="true" text:style-name="L51">
        <text:list-item>
          <text:p text:style-name="P62"/>
        </text:list-item>
      </text:list>
      <text:p text:style-name="P5">[next]</text:p>
      <text:list xml:id="list2123549775604804028" text:style-name="L64">
        <text:list-item>
          <text:p text:style-name="P74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9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9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9"/>
          </table:table-cell>
        </table:table-row>
      </table:table>
      <text:list xml:id="list37626232" text:continue-numbering="true" text:style-name="L64">
        <text:list-item>
          <text:p text:style-name="P74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>@@@</text:p>
      <text:p text:style-name="P5"><text:span text:style-name="T2">23_39</text:span>----------------------------------------------------------------</text:p>
      <text:p text:style-name="P9">[40] res free# JVEMV6 37#23_X / 37. miscs / 23. CO2 / XXX</text:p>
      <text:p text:style-name="P6"/>
      <text:p text:style-name="P5">[do] <text:span text:style-name="T4">#_ </text:span></text:p>
      <text:list xml:id="list5738912291962219791" text:style-name="L69">
        <text:list-item>
          <text:p text:style-name="P75">REVIEW </text:p>
        </text:list-item>
        <text:list-item>
          <text:p text:style-name="P75">TASK-1</text:p>
          <text:list>
            <text:list-item>
              <text:p text:style-name="P75"/>
            </text:list-item>
          </text:list>
        </text:list-item>
      </text:list>
      <text:p text:style-name="P5"/>
      <text:p text:style-name="P5">[next]</text:p>
      <text:list xml:id="list5609834262386403579" text:style-name="L68">
        <text:list-item>
          <text:p text:style-name="P105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oft-page-break/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612763" text:continue-list="list37618056" text:style-name="L51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/>
            </text:list-item>
          </text:list>
        </text:list-item>
      </text:list>
      <text:p text:style-name="P5"/>
      <text:p text:style-name="P5">[next]</text:p>
      <text:list xml:id="list4921267052224458307" text:style-name="L65">
        <text:list-item>
          <text:p text:style-name="P104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2748300312506311143" text:style-name="L47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read</text:p>
            </text:list-item>
          </text:list>
        </text:list-item>
      </text:list>
      <text:section text:style-name="Sect1" text:name="セクション8">
        <text:list xml:id="list37605537" text:continue-numbering="true" text:style-name="L47">
          <text:list-item>
            <text:list>
              <text:list-item>
                <text:list>
                  <text:list-item>
                    <text:p text:style-name="P60">aa</text:p>
                  </text:list-item>
                  <text:list-item>
                    <text:p text:style-name="P60">bb</text:p>
                  </text:list-item>
                  <text:list-item>
                    <text:p text:style-name="P60">cc</text:p>
                  </text:list-item>
                </text:list>
              </text:list-item>
            </text:list>
          </text:list-item>
        </text:list>
      </text:section>
      <text:list xml:id="list37633336" text:continue-numbering="true" text:style-name="L47">
        <text:list-item>
          <text:list>
            <text:list-item>
              <text:p text:style-name="P60"><text:soft-page-break/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9">1</text:p>
          </table:table-cell>
          <table:table-cell table:style-name="表22.B1" office:value-type="string">
            <text:p text:style-name="P21"/>
          </table:table-cell>
        </table:table-row>
        <table:table-row>
          <table:table-cell table:style-name="表22.A2" office:value-type="float" office:value="2">
            <text:p text:style-name="P19">2</text:p>
          </table:table-cell>
          <table:table-cell table:style-name="表22.B2" office:value-type="string">
            <text:p text:style-name="P21"/>
          </table:table-cell>
        </table:table-row>
      </table:table>
      <text:list xml:id="list37630647" text:continue-numbering="true" text:style-name="L47">
        <text:list-item>
          <text:list>
            <text:list-item>
              <text:p text:style-name="P60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9">1</text:p>
          </table:table-cell>
          <table:table-cell table:style-name="表23.B1" office:value-type="string">
            <text:p text:style-name="P21"/>
          </table:table-cell>
        </table:table-row>
        <table:table-row>
          <table:table-cell table:style-name="表23.A2" office:value-type="float" office:value="2">
            <text:p text:style-name="P19">2</text:p>
          </table:table-cell>
          <table:table-cell table:style-name="表23.B2" office:value-type="string">
            <text:p text:style-name="P21"/>
          </table:table-cell>
        </table:table-row>
      </table:table>
      <text:list xml:id="list37607326" text:continue-numbering="true" text:style-name="L47">
        <text:list-item>
          <text:p text:style-name="P60">aaa</text:p>
        </text:list-item>
        <text:list-item>
          <text:p text:style-name="P60">aa</text:p>
          <text:list>
            <text:list-item>
              <text:p text:style-name="P60"/>
            </text:list-item>
          </text:list>
        </text:list-item>
      </text:list>
      <text:p text:style-name="P17"/>
      <text:p text:style-name="P5"/>
      <text:p text:style-name="P5">[next]</text:p>
      <text:list xml:id="list2434172235246207337" text:style-name="L48">
        <text:list-item>
          <text:p text:style-name="P10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><text:soft-page-break/></text:p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8"/>
          </table:table-cell>
          <table:table-cell table:style-name="表2.A1" office:value-type="string">
            <text:p text:style-name="P18"/>
          </table:table-cell>
          <table:table-cell table:style-name="表2.C1" office:value-type="string">
            <text:p text:style-name="P18"/>
          </table:table-cell>
        </table:table-row>
        <text:soft-page-break/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  <table:table-row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/>
          </table:table-cell>
          <table:table-cell table:style-name="表2.C2" office:value-type="string">
            <text:p text:style-name="P18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9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4202962770468461464" text:style-name="L66">
              <text:list-item>
                <text:p text:style-name="P27">C/P</text:p>
              </text:list-item>
              <text:list-item>
                <text:p text:style-name="P27">change</text:p>
                <text:list>
                  <text:list-item>
                    <text:p text:style-name="P27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<text:soft-page-break/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257413666849628812" text:style-name="L67">
              <text:list-item>
                <text:p text:style-name="P28">top of the title lines, change ==&gt; session number</text:p>
              </text:list-item>
              <text:list-item>
                <text:p text:style-name="P28">current session num ==&gt; increment</text:p>
              </text:list-item>
              <text:list-item>
                <text:p text:style-name="P28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>close</text:p>
      <text:p text:style-name="P10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3"/>
      <text:p text:style-name="P10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9T17:40:18.67</dc:date>
    <dc:creator>iwabuchi ken</dc:creator>
    <meta:editing-duration>P1DT15H33M12S</meta:editing-duration>
    <meta:editing-cycles>221</meta:editing-cycles>
    <meta:generator>OpenOffice/4.1.3$Win32 OpenOffice.org_project/413m1$Build-9783</meta:generator>
    <meta:document-statistic meta:table-count="11" meta:image-count="0" meta:object-count="0" meta:page-count="9" meta:paragraph-count="129" meta:word-count="491" meta:character-count="3589"/>
  </office:meta>
</office:document-meta>
</file>